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4.013cm"/>
    </style:style>
    <style:style style:name="co5" style:family="table-column">
      <style:table-column-properties fo:break-before="auto" style:column-width="6.3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3"/>
          <table:table-cell office:value-type="string" calcext:value-type="string">
            <text:p>Valor Exato</text:p>
          </table:table-cell>
          <table:table-cell office:value-type="float" office:value="2.23606797749979" calcext:value-type="float">
            <text:p>2,23606797749979</text:p>
          </table:table-cell>
          <table:table-cell/>
          <table:table-cell office:value-type="string" calcext:value-type="string">
            <text:p>Valor Exato</text:p>
          </table:table-cell>
          <table:table-cell office:value-type="float" office:value="-2.23606797749979" calcext:value-type="float">
            <text:p>-2,2360679774997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alor Aproximado</text:p>
          </table:table-cell>
          <table:table-cell office:value-type="float" office:value="2.23606796562672" calcext:value-type="float">
            <text:p>2,23606796562672</text:p>
          </table:table-cell>
          <table:table-cell/>
          <table:table-cell office:value-type="string" calcext:value-type="string">
            <text:p>Valor Aproximado</text:p>
          </table:table-cell>
          <table:table-cell office:value-type="float" office:value="-2.23606798052788" calcext:value-type="float">
            <text:p>-2,23606798052788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rro</text:p>
          </table:table-cell>
          <table:table-cell table:formula="of:= [.E1]-[.E2]" office:value-type="float" office:value="0.0000000118730731912819" calcext:value-type="float">
            <text:p>1,18730731912819E-08</text:p>
          </table:table-cell>
          <table:table-cell/>
          <table:table-cell office:value-type="string" calcext:value-type="string">
            <text:p>Erro</text:p>
          </table:table-cell>
          <table:table-cell table:formula="of:= [.H1]-[.H2]" office:value-type="float" office:value="0.00000000302808800256571" calcext:value-type="float">
            <text:p>3,02808800256571E-09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umero de Interações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umero de Interações</text:p>
          </table:table-cell>
          <table:table-cell office:value-type="float" office:value="36" calcext:value-type="float">
            <text:p>36</text:p>
          </table:table-cell>
          <table:table-cell table:number-columns-repeated="12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style-name="ce4"/>
          <table:table-cell/>
          <table:table-cell table:style-name="ce4" table:number-columns-repeated="2"/>
          <table:table-cell table:number-columns-repeated="14"/>
        </table:table-row>
        <table:table-row table:style-name="ro1" table:number-rows-repeated="5">
          <table:table-cell table:number-columns-repeated="3"/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21"/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8:34:16.967275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8T18:47:22.474336800</dc:date>
    <meta:editing-duration>PT25M19S</meta:editing-duration>
    <meta:editing-cycles>4</meta:editing-cycles>
    <meta:generator>LibreOffice/25.8.3.2$Windows_X86_64 LibreOffice_project/8ca8d55c161d602844f5428fa4b58097424e324e</meta:generator>
    <meta:document-statistic meta:table-count="1" meta:cell-count="19" meta:object-count="0"/>
  </office:meta>
</office:document-meta>
</file>